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8-1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URY OF SAUL (18:1-19:17): Saul becomes jealous of David and tries to kill him.<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FURY OF SAUL (18:1-19:17): Saul becomes jealous of David and tries to kill him.<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David's rise (18:1-7): After David's victory over Goliath, David gains great favor in the eyes of others.<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David's rise (18:1-7): After David's victory over Goliath, David gains great favor in the eyes of others.<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ith the prince (18:1-4): Jonathan, Saul's son, becomes David's closest and most beloved friend.<text:s text:c="1"/></text:span></text:p>
              </text:list-item>
            </text:list>
            <text:list text:style-name="a460">
              <text:list-item>
                <text:p text:style-name="a459" text:class-names="" text:cond-style-name=""><text:span text:style-name="a458" text:class-names=""><text:s text:c="1"/>With the people (18:5-7): After David's victory the people sing, "Saul has killed his thousands, and David his ten thousands!"<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THE FURY OF SAUL (18:1-19:17): Saul becomes jealous of David and tries to kill him.<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David's rise (18:1-7): After David's victory over Goliath, David gains great favor in the eyes of others.<text:s text:c="1"/></text:span></text:p>
              </text:list-item>
            </text:list>
            <text:list text:style-name="a475">
              <text:list-item>
                <text:p text:style-name="a474" text:class-names="" text:cond-style-name=""><text:span text:style-name="a473" text:class-names=""><text:s text:c="1"/>Saul's rage (18:8-19:17): David's popularity makes Saul angry and jealous. He attempts to kill David five times-all are unsuccessful.<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Saul's rage (18:8-19:17): David's popularity makes Saul angry and jealous. He attempts to kill David five times-all are unsuccessful.<text:s text:c="1"/></text:span><text:span text:style-name="a482" text:class-names=""/></text:p>
          </draw:text-box>
          <svg:title/>
          <svg:desc/>
        </draw:frame>
        <draw:frame draw:id="id92" presentation:style-name="a497"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First and second attempts (18:10-16): Twice Saul hurls a spear at David as he plays his harp.<text:s text:c="1"/></text:span></text:p>
              </text:list-item>
            </text:list>
            <text:list text:style-name="a490">
              <text:list-item>
                <text:p text:style-name="a489" text:class-names="" text:cond-style-name=""><text:span text:style-name="a488"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493">
              <text:list-item>
                <text:p text:style-name="a492" text:class-names="" text:cond-style-name=""><text:span text:style-name="a491" text:class-names=""><text:s text:c="1"/>Fourth attempt (19:1-10)<text:s text:c="1"/></text:span></text:p>
              </text:list-item>
            </text:list>
            <text:list text:style-name="a496">
              <text:list-item>
                <text:p text:style-name="a495" text:class-names="" text:cond-style-name=""><text:span text:style-name="a494" text:class-names=""/></text:p>
              </text:list-item>
            </text:list>
          </draw:text-box>
          <svg:title/>
          <svg:desc/>
        </draw:frame>
      </draw:page>
      <draw:page draw:name="Slide6" draw:style-name="a498" draw:master-page-name="Master1-Layout12-tx-Title-and-Text" presentation:presentation-page-layout-name="Master1-PPL12" draw:id="Slide-261">
        <draw:frame draw:id="id93" presentation:style-name="a502" draw:name="Title 1" svg:x="1.38in" svg:y="0.4in" svg:width="10.6in" svg:height="1.44965in" presentation:class="title" presentation:placeholder="false">
          <draw:text-box>
            <text:p text:style-name="a501" text:class-names="" text:cond-style-name=""><text:span text:style-name="a499" text:class-names=""><text:s text:c="1"/>Fourth attempt (19:1-10)<text:s text:c="1"/></text:span><text:span text:style-name="a500" text:class-names=""/></text:p>
          </draw:text-box>
          <svg:title/>
          <svg:desc/>
        </draw:frame>
        <draw:frame draw:id="id94" presentation:style-name="a512"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The truce (19:1-8): As a result of Jonathan's pleas, Saul promises to no longer seek David's death.<text:s text:c="1"/></text:span></text:p>
              </text:list-item>
            </text:list>
            <text:list text:style-name="a508">
              <text:list-item>
                <text:p text:style-name="a507" text:class-names="" text:cond-style-name=""><text:span text:style-name="a506" text:class-names=""><text:s text:c="1"/>The treachery (19:9-10): Soon a tormenting spirit comes upon Saul; he tries again to kill David with a spear!<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text:s text:c="1"/>Saul's rage (18:8-19:17): David's popularity makes Saul angry and jealous. He attempts to kill David five times-all are unsuccessful.<text:s text:c="1"/></text:span><text:span text:style-name="a515" text:class-names=""/></text:p>
          </draw:text-box>
          <svg:title/>
          <svg:desc/>
        </draw:frame>
        <draw:frame draw:id="id96" presentation:style-name="a533"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text:s text:c="1"/>First and second attempts (18:10-16): Twice Saul hurls a spear at David as he plays his harp.<text:s text:c="1"/></text:span></text:p>
              </text:list-item>
            </text:list>
            <text:list text:style-name="a523">
              <text:list-item>
                <text:p text:style-name="a522" text:class-names="" text:cond-style-name=""><text:span text:style-name="a521"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26">
              <text:list-item>
                <text:p text:style-name="a525" text:class-names="" text:cond-style-name=""><text:span text:style-name="a524" text:class-names=""><text:s text:c="1"/>Fourth attempt (19:1-10)<text:s text:c="1"/></text:span></text:p>
              </text:list-item>
            </text:list>
            <text:list text:style-name="a529">
              <text:list-item>
                <text:p text:style-name="a528" text:class-names="" text:cond-style-name=""><text:span text:style-name="a527" text:class-names=""><text:s text:c="1"/>Fifth attempt (19:11-17)<text:s text:c="1"/></text:span></text:p>
              </text:list-item>
            </text:list>
            <text:list text:style-name="a532">
              <text:list-item>
                <text:p text:style-name="a531" text:class-names="" text:cond-style-name=""><text:span text:style-name="a530" text:class-names=""/></text:p>
              </text:list-item>
            </text:list>
          </draw:text-box>
          <svg:title/>
          <svg:desc/>
        </draw:frame>
      </draw:page>
      <draw:page draw:name="Slide8" draw:style-name="a534" draw:master-page-name="Master1-Layout12-tx-Title-and-Text" presentation:presentation-page-layout-name="Master1-PPL12" draw:id="Slide-263">
        <draw:frame draw:id="id97" presentation:style-name="a538" draw:name="Title 1" svg:x="1.38in" svg:y="0.4in" svg:width="10.6in" svg:height="1.44965in" presentation:class="title" presentation:placeholder="false">
          <draw:text-box>
            <text:p text:style-name="a537" text:class-names="" text:cond-style-name=""><text:span text:style-name="a535" text:class-names=""><text:s text:c="1"/>Fifth attempt (19:11-17)<text:s text:c="1"/></text:span><text:span text:style-name="a536" text:class-names=""/></text:p>
          </draw:text-box>
          <svg:title/>
          <svg:desc/>
        </draw:frame>
        <draw:frame draw:id="id98" presentation:style-name="a548" draw:name="Text Placeholder 2" svg:x="1.38in" svg:y="2in" svg:width="9.4in" svg:height="4.75868in" presentation:class="outline" presentation:placeholder="false">
          <draw:text-box>
            <text:list text:style-name="a541">
              <text:list-item>
                <text:p text:style-name="a540" text:class-names="" text:cond-style-name=""><text:span text:style-name="a539" text:class-names=""><text:s text:c="1"/>Saul's intention (19:11): Saul sends men to kill David when David leaves his house one morning.<text:s text:c="1"/></text:span></text:p>
              </text:list-item>
            </text:list>
            <text:list text:style-name="a544">
              <text:list-item>
                <text:p text:style-name="a543" text:class-names="" text:cond-style-name=""><text:span text:style-name="a542" text:class-names=""><text:s text:c="1"/>Michal's intervention (19:11-17): David's wife, Michal, tells David of the plot and helps him escape through a window. She places an idol in his bed to fool the men and gain more time for David to escape.<text:s text:c="1"/></text:span></text:p>
              </text:list-item>
            </text:list>
            <text:list text:style-name="a547">
              <text:list-item>
                <text:p text:style-name="a546" text:class-names="" text:cond-style-name=""><text:span text:style-name="a545" text:class-names=""/></text:p>
              </text:list-item>
            </text:list>
          </draw:text-box>
          <svg:title/>
          <svg:desc/>
        </draw:frame>
      </draw:page>
      <draw:page draw:name="Slide9" draw:style-name="a549" draw:master-page-name="Master1-Layout12-tx-Title-and-Text" presentation:presentation-page-layout-name="Master1-PPL12" draw:id="Slide-264">
        <draw:frame draw:id="id99" presentation:style-name="a553" draw:name="Title 1" svg:x="1.38in" svg:y="0.4in" svg:width="10.6in" svg:height="1.44965in" presentation:class="title" presentation:placeholder="false">
          <draw:text-box>
            <text:p text:style-name="a552" text:class-names="" text:cond-style-name=""><text:span text:style-name="a550" text:class-names=""><text:s text:c="1"/>Saul's rage (18:8-19:17): David's popularity makes Saul angry and jealous. He attempts to kill David five times-all are unsuccessful.<text:s text:c="1"/></text:span><text:span text:style-name="a551" text:class-names=""/></text:p>
          </draw:text-box>
          <svg:title/>
          <svg:desc/>
        </draw:frame>
        <draw:frame draw:id="id100" presentation:style-name="a569" draw:name="Text Placeholder 2" svg:x="1.38in" svg:y="2in" svg:width="9.4in" svg:height="4.75868in" presentation:class="outline" presentation:placeholder="false">
          <draw:text-box>
            <text:list text:style-name="a556">
              <text:list-item>
                <text:p text:style-name="a555" text:class-names="" text:cond-style-name=""><text:span text:style-name="a554" text:class-names=""><text:s text:c="1"/>First and second attempts (18:10-16): Twice Saul hurls a spear at David as he plays his harp.<text:s text:c="1"/></text:span></text:p>
              </text:list-item>
            </text:list>
            <text:list text:style-name="a559">
              <text:list-item>
                <text:p text:style-name="a558" text:class-names="" text:cond-style-name=""><text:span text:style-name="a557"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62">
              <text:list-item>
                <text:p text:style-name="a561" text:class-names="" text:cond-style-name=""><text:span text:style-name="a560" text:class-names=""><text:s text:c="1"/>Fourth attempt (19:1-10)<text:s text:c="1"/></text:span></text:p>
              </text:list-item>
            </text:list>
            <text:list text:style-name="a565">
              <text:list-item>
                <text:p text:style-name="a564" text:class-names="" text:cond-style-name=""><text:span text:style-name="a563" text:class-names=""><text:s text:c="1"/>Fifth attempt (19:11-17)<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0" draw:style-name="a570" draw:master-page-name="Master1-Layout12-tx-Title-and-Text" presentation:presentation-page-layout-name="Master1-PPL12" draw:id="Slide-265">
        <draw:frame draw:id="id101" presentation:style-name="a574" draw:name="Title 1" svg:x="1.38in" svg:y="0.4in" svg:width="10.6in" svg:height="1.44965in" presentation:class="title" presentation:placeholder="false">
          <draw:text-box>
            <text:p text:style-name="a573" text:class-names="" text:cond-style-name=""><text:span text:style-name="a571" text:class-names="">THE FURY OF SAUL (18:1-19:17): Saul becomes jealous of David and tries to kill him.<text:s text:c="1"/></text:span><text:span text:style-name="a572" text:class-names=""/></text:p>
          </draw:text-box>
          <svg:title/>
          <svg:desc/>
        </draw:frame>
        <draw:frame draw:id="id102"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David's rise (18:1-7): After David's victory over Goliath, David gains great favor in the eyes of others.<text:s text:c="1"/></text:span></text:p>
              </text:list-item>
            </text:list>
            <text:list text:style-name="a580">
              <text:list-item>
                <text:p text:style-name="a579" text:class-names="" text:cond-style-name=""><text:span text:style-name="a578" text:class-names=""><text:s text:c="1"/>Saul's rage (18:8-19:17): David's popularity makes Saul angry and jealous. He attempts to kill David five times-all are unsuccessful.<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1" draw:style-name="a585" draw:master-page-name="Master1-Layout12-tx-Title-and-Text" presentation:presentation-page-layout-name="Master1-PPL12" draw:id="Slide-266">
        <draw:frame draw:id="id103" presentation:style-name="a589" draw:name="Title 1" svg:x="1.38in" svg:y="0.4in" svg:width="10.6in" svg:height="1.44965in" presentation:class="title" presentation:placeholder="false">
          <draw:text-box>
            <text:p text:style-name="a588" text:class-names="" text:cond-style-name=""><text:span text:style-name="a586" text:class-names="">1 SAMUEL 18-19<text:s text:c="1"/></text:span><text:span text:style-name="a587" text:class-names=""/></text:p>
          </draw:text-box>
          <svg:title/>
          <svg:desc/>
        </draw:frame>
        <draw:frame draw:id="id104" presentation:style-name="a599" draw:name="Text Placeholder 2" svg:x="1.38in" svg:y="2in" svg:width="9.4in" svg:height="4.75868in" presentation:class="outline" presentation:placeholder="false">
          <draw:text-box>
            <text:list text:style-name="a592">
              <text:list-item>
                <text:p text:style-name="a591" text:class-names="" text:cond-style-name=""><text:span text:style-name="a590" text:class-names="">THE FURY OF SAUL (18:1-19:17): Saul becomes jealous of David and tries to kill him.<text:s text:c="1"/></text:span></text:p>
              </text:list-item>
            </text:list>
            <text:list text:style-name="a595">
              <text:list-item>
                <text:p text:style-name="a594" text:class-names="" text:cond-style-name=""><text:span text:style-name="a593" text:class-names="">THE FLIGHT FROM SAUL (19:18-24)<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FLIGHT FROM SAUL (19:18-24)<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David's message (19:18): David goes to Ramah and tells Samuel how Saul is trying to kill him.<text:s text:c="1"/></text:span></text:p>
              </text:list-item>
            </text:list>
            <text:list text:style-name="a610">
              <text:list-item>
                <text:p text:style-name="a609" text:class-names="" text:cond-style-name=""><text:span text:style-name="a608" text:class-names=""><text:s text:c="1"/>Saul's men (19:19-24): Three times Saul sends men to arrest David, but each time the men are overcome by the Spirit of God and begin to prophesy. Finally, Saul himself goes, and the same thing happens to him!<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18-19<text:s text:c="1"/></text:span><text:span text:style-name="a617" text:class-names=""/></text:p>
          </draw:text-box>
          <svg:title/>
          <svg:desc/>
        </draw:frame>
        <draw:frame draw:id="id108" presentation:style-name="a629"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FURY OF SAUL (18:1-19:17): Saul becomes jealous of David and tries to kill him.<text:s text:c="1"/></text:span></text:p>
              </text:list-item>
            </text:list>
            <text:list text:style-name="a625">
              <text:list-item>
                <text:p text:style-name="a624" text:class-names="" text:cond-style-name=""><text:span text:style-name="a623" text:class-names="">THE FLIGHT FROM SAUL (19:18-24)<text:s text:c="1"/></text:span></text:p>
              </text:list-item>
            </text:list>
            <text:list text:style-name="a628">
              <text:list-item>
                <text:p text:style-name="a627" text:class-names="" text:cond-style-name=""><text:span text:style-name="a6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8-19 </dc:title>
    <meta:initial-creator>David STRICKLAND</meta:initial-creator>
    <dc:creator>David STRICKLAND</dc:creator>
    <meta:creation-date>2020-02-24T11:15:57Z</meta:creation-date>
    <dc:date>2020-02-24T11:15:57Z</dc:date>
    <meta:template xlink:href="BibleStudy" xlink:type="simple"/>
    <meta:editing-cycles>1</meta:editing-cycles>
    <meta:editing-duration>PT0S</meta:editing-duration>
    <meta:document-statistic meta:paragraph-count="42" meta:word-count="801"/>
  </office:meta>
</office:document-meta>
</file>